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579d1c" draw:marker-start="Arrow" draw:marker-start-width="0.3cm" draw:marker-end="Square" draw:marker-end-width="0.3cm" draw:textarea-vertical-align="middle"/>
    </style:style>
    <style:style style:name="gr7" style:family="graphic" style:parent-style-name="standard">
      <style:graphic-properties svg:stroke-color="#579d1c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9" style:family="graphic" style:parent-style-name="standard">
      <style:graphic-properties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1.026cm" svg:height="0.962cm" svg:x="9.9cm" svg:y="1.3cm">
          <draw:text-box>
            <text:p>TFMBT Server-Client Kommunikation</text:p>
          </draw:text-box>
        </draw:frame>
        <draw:custom-shape draw:style-name="gr2" draw:text-style-name="P1" xml:id="id1" draw:id="id1" draw:layer="layout" svg:width="5.3cm" svg:height="4.5cm" svg:x="1.3cm" svg:y="7.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3cm" svg:height="4.5cm" svg:x="23.2cm" svg:y="7.3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799cm" svg:x1="3.95cm" svg:y1="7.2cm" svg:x2="25.85cm" svg:y2="7.3cm" draw:start-shape="id1" draw:start-glue-point="0" draw:end-shape="id2" svg:d="M3950 7200c0-3450 21900-3500 21900 100" svg:viewBox="0 0 21901 2695">
          <text:p/>
        </draw:connector>
        <draw:custom-shape draw:style-name="gr5" draw:text-style-name="P1" draw:layer="layout" svg:width="3.7cm" svg:height="1.1cm" svg:x="13.2cm" svg:y="3.3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-0.399cm" svg:x1="25.85cm" svg:y1="7.3cm" svg:x2="3.95cm" svg:y2="7.2cm" draw:start-shape="id2" draw:start-glue-point="0" draw:end-shape="id1" draw:end-glue-point="0" svg:d="M25850 7300c0-1500-21900-1450-21900-100" svg:viewBox="0 0 21901 1120">
          <text:p/>
        </draw:connector>
        <draw:custom-shape draw:style-name="gr3" draw:text-style-name="P1" draw:layer="layout" svg:width="3.5cm" svg:height="1cm" svg:x="13.4cm" svg:y="5cm">
          <text:p text:style-name="P1">init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3.1cm" svg:y1="8cm" svg:x2="6.6cm" svg:y2="8cm">
          <text:p/>
        </draw:line>
        <draw:custom-shape draw:style-name="gr7" draw:text-style-name="P1" draw:layer="layout" svg:width="3.5cm" svg:height="0.9cm" svg:x="13.5cm" svg:y="6.9cm">
          <text:p text:style-name="P1">M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6cm" svg:y1="9.4cm" svg:x2="23.2cm" svg:y2="9.5cm">
          <text:p/>
        </draw:line>
        <draw:custom-shape draw:style-name="gr3" draw:text-style-name="P1" draw:layer="layout" svg:width="3.7cm" svg:height="0.8cm" svg:x="13.4cm" svg:y="8.6cm">
          <text:p text:style-name="P1">MR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3.2cm" svg:y1="10.8cm" svg:x2="6.6cm" svg:y2="10.8cm">
          <text:p/>
        </draw:line>
        <draw:custom-shape draw:style-name="gr9" draw:text-style-name="P1" draw:layer="layout" svg:width="3.6cm" svg:height="0.8cm" svg:x="13.6cm" svg:y="9.9cm">
          <text:p text:style-name="P1">MD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0.512cm" svg:x1="3.95cm" svg:y1="11.7cm" svg:x2="25.85cm" svg:y2="11.8cm" draw:start-shape="id1" draw:start-glue-point="2" draw:end-shape="id2" draw:end-glue-point="2" svg:d="M3950 11700c0 1669 21900 1619 21900 100" svg:viewBox="0 0 21901 1247">
          <text:p/>
        </draw:connector>
        <draw:custom-shape draw:style-name="gr2" draw:text-style-name="P1" draw:layer="layout" svg:width="3.4cm" svg:height="0.9cm" svg:x="13.8cm" svg:y="11.9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1.524cm" svg:x1="25.85cm" svg:y1="11.8cm" svg:x2="3.95cm" svg:y2="11.7cm" draw:start-shape="id2" draw:start-glue-point="2" draw:end-shape="id1" draw:end-glue-point="2" svg:d="M25850 11800c0 3037-21900 3087-21900-100" svg:viewBox="0 0 21901 2385">
          <text:p/>
        </draw:connector>
        <draw:custom-shape draw:style-name="gr3" draw:text-style-name="P1" draw:layer="layout" svg:width="2.9cm" svg:height="0.7cm" svg:x="14cm" svg:y="13.3cm">
          <text:p text:style-name="P1">end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09:40:37.245306886</meta:creation-date>
    <dc:date>2014-09-14T10:57:16.896585024</dc:date>
    <meta:editing-duration>PT46S</meta:editing-duration>
    <meta:editing-cycles>1</meta:editing-cycles>
    <meta:document-statistic meta:object-count="17"/>
    <meta:generator>LibreOffice/4.2.6.3$Linux_X86_64 LibreOffice_project/420m0$Build-3</meta:generator>
  </office:meta>
</office:document-meta>
</file>